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1f38" officeooo:paragraph-rsid="001a1f38"/>
    </style:style>
    <style:style style:name="P2" style:family="paragraph" style:parent-style-name="Standard">
      <style:text-properties officeooo:rsid="001a1f38" officeooo:paragraph-rsid="002cfd69"/>
    </style:style>
    <style:style style:name="P3" style:family="paragraph" style:parent-style-name="Standard">
      <style:text-properties fo:font-weight="bold" officeooo:rsid="001a1f38" officeooo:paragraph-rsid="001a1f38" style:font-weight-asian="bold" style:font-weight-complex="bold"/>
    </style:style>
    <style:style style:name="P4" style:family="paragraph" style:parent-style-name="Standard">
      <style:text-properties fo:font-weight="normal" officeooo:rsid="0021663f" officeooo:paragraph-rsid="0021663f" style:font-weight-asian="normal" style:font-weight-complex="normal"/>
    </style:style>
    <style:style style:name="P5" style:family="paragraph" style:parent-style-name="Standard">
      <style:text-properties fo:font-weight="normal" officeooo:rsid="001f8e5e" officeooo:paragraph-rsid="001f8e5e" style:font-weight-asian="normal" style:font-weight-complex="normal"/>
    </style:style>
    <style:style style:name="P6" style:family="paragraph" style:parent-style-name="Standard">
      <style:text-properties fo:font-weight="normal" officeooo:rsid="002092fe" officeooo:paragraph-rsid="001f8e5e" style:font-weight-asian="normal" style:font-weight-complex="normal"/>
    </style:style>
    <style:style style:name="P7" style:family="paragraph" style:parent-style-name="Standard">
      <style:text-properties fo:font-weight="normal" officeooo:rsid="00220078" officeooo:paragraph-rsid="00220078" style:font-weight-asian="normal" style:font-weight-complex="normal"/>
    </style:style>
    <style:style style:name="P8" style:family="paragraph" style:parent-style-name="Standard">
      <style:text-properties fo:font-weight="normal" officeooo:rsid="002cfd69" officeooo:paragraph-rsid="002cfd69" style:font-weight-asian="normal" style:font-weight-complex="normal"/>
    </style:style>
    <style:style style:name="P9" style:family="paragraph" style:parent-style-name="Standard">
      <style:text-properties officeooo:paragraph-rsid="00323ca3"/>
    </style:style>
    <style:style style:name="P10" style:family="paragraph" style:parent-style-name="Standard">
      <style:paragraph-properties fo:margin-left="0cm" fo:margin-right="0cm" fo:text-indent="0cm" style:auto-text-indent="false"/>
      <style:text-properties fo:font-weight="normal" officeooo:rsid="001bc68c" officeooo:paragraph-rsid="001bc68c" style:font-weight-asian="normal" style:font-weight-complex="normal"/>
    </style:style>
    <style:style style:name="P11" style:family="paragraph" style:parent-style-name="Standard">
      <style:paragraph-properties fo:margin-left="0cm" fo:margin-right="0cm" fo:text-indent="0cm" style:auto-text-indent="false"/>
      <style:text-properties officeooo:rsid="001a1f38" officeooo:paragraph-rsid="001a1f38"/>
    </style:style>
    <style:style style:name="P12" style:family="paragraph" style:parent-style-name="Standard">
      <style:paragraph-properties fo:margin-left="0cm" fo:margin-right="0cm" fo:text-indent="0cm" style:auto-text-indent="false"/>
      <style:text-properties officeooo:paragraph-rsid="00323ca3"/>
    </style:style>
    <style:style style:name="P13" style:family="paragraph" style:parent-style-name="Text_20_body">
      <style:text-properties officeooo:paragraph-rsid="0028ab62"/>
    </style:style>
    <style:style style:name="P14" style:family="paragraph" style:parent-style-name="Text_20_body">
      <style:text-properties officeooo:rsid="0028ab62" officeooo:paragraph-rsid="0028ab62"/>
    </style:style>
    <style:style style:name="P15" style:family="paragraph" style:parent-style-name="Text_20_body">
      <style:text-properties officeooo:paragraph-rsid="002a1871"/>
    </style:style>
    <style:style style:name="P16" style:family="paragraph" style:parent-style-name="Text_20_body">
      <style:text-properties officeooo:rsid="002b5bdb" officeooo:paragraph-rsid="002b5bdb"/>
    </style:style>
    <style:style style:name="P17" style:family="paragraph" style:parent-style-name="Text_20_body">
      <style:text-properties officeooo:paragraph-rsid="002b5bdb"/>
    </style:style>
    <style:style style:name="P18" style:family="paragraph" style:parent-style-name="Text_20_body">
      <style:text-properties officeooo:rsid="00353f1b" officeooo:paragraph-rsid="00353f1b"/>
    </style:style>
    <style:style style:name="P19" style:family="paragraph" style:parent-style-name="Text_20_body">
      <style:text-properties officeooo:rsid="0036a6aa" officeooo:paragraph-rsid="0036a6aa"/>
    </style:style>
    <style:style style:name="P20" style:family="paragraph" style:parent-style-name="Text_20_body">
      <style:text-properties officeooo:rsid="0036a6aa" officeooo:paragraph-rsid="00376650"/>
    </style:style>
    <style:style style:name="P21" style:family="paragraph" style:parent-style-name="Text_20_body">
      <style:text-properties officeooo:rsid="0036a6aa" officeooo:paragraph-rsid="0037ddea"/>
    </style:style>
    <style:style style:name="P22" style:family="paragraph" style:parent-style-name="Text_20_body">
      <style:text-properties officeooo:paragraph-rsid="0036a6aa"/>
    </style:style>
    <style:style style:name="P23" style:family="paragraph" style:parent-style-name="Text_20_body">
      <style:text-properties officeooo:paragraph-rsid="00376650"/>
    </style:style>
    <style:style style:name="P24" style:family="paragraph" style:parent-style-name="Text_20_body">
      <style:text-properties officeooo:rsid="00376650" officeooo:paragraph-rsid="00376650"/>
    </style:style>
    <style:style style:name="P25" style:family="paragraph" style:parent-style-name="Text_20_body">
      <style:text-properties officeooo:rsid="00376650" officeooo:paragraph-rsid="0037ddea"/>
    </style:style>
    <style:style style:name="P26" style:family="paragraph" style:parent-style-name="Text_20_body">
      <style:text-properties officeooo:rsid="0037ddea" officeooo:paragraph-rsid="0037ddea"/>
    </style:style>
    <style:style style:name="P27" style:family="paragraph" style:parent-style-name="Text_20_body">
      <style:text-properties officeooo:paragraph-rsid="0037ddea"/>
    </style:style>
    <style:style style:name="P28" style:family="paragraph" style:parent-style-name="Standard">
      <style:text-properties fo:font-weight="normal" officeooo:rsid="002b5bdb" officeooo:paragraph-rsid="00305d04" style:font-weight-asian="normal" style:font-weight-complex="normal"/>
    </style:style>
    <style:style style:name="P29" style:family="paragraph" style:parent-style-name="Heading_20_1">
      <style:paragraph-properties fo:break-before="page"/>
      <style:text-properties officeooo:rsid="003ae714" officeooo:paragraph-rsid="003ae714"/>
    </style:style>
    <style:style style:name="P30" style:family="paragraph" style:parent-style-name="Heading_20_2">
      <style:text-properties style:font-name="Liberation Sans" fo:font-size="16.1000003814697pt" fo:font-weight="bold" officeooo:rsid="0028ab62" officeooo:paragraph-rsid="0028ab62" style:font-name-asian="Noto Sans CJK SC" style:font-size-asian="16.1000003814697pt" style:font-weight-asian="bold" style:font-name-complex="Lohit Devanagari" style:font-size-complex="16.1000003814697pt" style:font-weight-complex="bold"/>
    </style:style>
    <style:style style:name="P31" style:family="paragraph" style:parent-style-name="Heading_20_2">
      <style:text-properties style:font-name="Liberation Sans" fo:font-size="16.1000003814697pt" fo:font-weight="bold" officeooo:rsid="003c14ef" officeooo:paragraph-rsid="003c14ef" style:font-name-asian="Noto Sans CJK SC" style:font-size-asian="16.1000003814697pt" style:font-weight-asian="bold" style:font-name-complex="Lohit Devanagari" style:font-size-complex="16.1000003814697pt" style:font-weight-complex="bold"/>
    </style:style>
    <style:style style:name="P32" style:family="paragraph" style:parent-style-name="Heading_20_2">
      <style:text-properties style:font-name="Liberation Sans" fo:font-size="16.1000003814697pt" fo:font-weight="bold" officeooo:rsid="003df729" officeooo:paragraph-rsid="003df729" style:font-name-asian="Noto Sans CJK SC" style:font-size-asian="16.1000003814697pt" style:font-weight-asian="bold" style:font-name-complex="Lohit Devanagari" style:font-size-complex="16.1000003814697pt" style:font-weight-complex="bold"/>
    </style:style>
    <style:style style:name="P33" style:family="paragraph" style:parent-style-name="Heading_20_2">
      <style:text-properties officeooo:rsid="002a1871" officeooo:paragraph-rsid="002a1871"/>
    </style:style>
    <style:style style:name="P34" style:family="paragraph" style:parent-style-name="Heading_20_2">
      <style:text-properties officeooo:paragraph-rsid="002b5bdb"/>
    </style:style>
    <style:style style:name="P35" style:family="paragraph" style:parent-style-name="Heading_20_2">
      <style:text-properties officeooo:rsid="002b5bdb" officeooo:paragraph-rsid="002b5bdb"/>
    </style:style>
    <style:style style:name="P36" style:family="paragraph" style:parent-style-name="Heading_20_2">
      <style:text-properties officeooo:rsid="0036a6aa" officeooo:paragraph-rsid="0036a6aa"/>
    </style:style>
    <style:style style:name="P37" style:family="paragraph" style:parent-style-name="Heading_20_2">
      <style:text-properties officeooo:paragraph-rsid="00376650"/>
    </style:style>
    <style:style style:name="P38" style:family="paragraph" style:parent-style-name="Heading_20_2">
      <style:text-properties officeooo:rsid="0037ddea" officeooo:paragraph-rsid="0037ddea"/>
    </style:style>
    <style:style style:name="P39" style:family="paragraph" style:parent-style-name="Heading_20_2">
      <style:text-properties officeooo:rsid="003b4771" officeooo:paragraph-rsid="003b4771"/>
    </style:style>
    <style:style style:name="P40" style:family="paragraph" style:parent-style-name="Heading_20_2">
      <style:text-properties officeooo:paragraph-rsid="003b4771"/>
    </style:style>
    <style:style style:name="P41" style:family="paragraph" style:parent-style-name="Text_20_body">
      <style:text-properties officeooo:rsid="0028ab62" officeooo:paragraph-rsid="0028ab62"/>
    </style:style>
    <style:style style:name="P42" style:family="paragraph" style:parent-style-name="Text_20_body">
      <style:text-properties officeooo:rsid="002a1871" officeooo:paragraph-rsid="002a1871"/>
    </style:style>
    <style:style style:name="P43" style:family="paragraph" style:parent-style-name="Text_20_body">
      <style:text-properties officeooo:rsid="002a1871" officeooo:paragraph-rsid="002b5bdb"/>
    </style:style>
    <style:style style:name="P44" style:family="paragraph" style:parent-style-name="Text_20_body">
      <style:text-properties officeooo:rsid="002b5bdb" officeooo:paragraph-rsid="002b5bdb"/>
    </style:style>
    <style:style style:name="P45" style:family="paragraph" style:parent-style-name="Text_20_body">
      <style:text-properties officeooo:rsid="0036a6aa" officeooo:paragraph-rsid="0036a6aa"/>
    </style:style>
    <style:style style:name="P46" style:family="paragraph" style:parent-style-name="Text_20_body">
      <style:text-properties officeooo:rsid="00376650" officeooo:paragraph-rsid="00376650"/>
    </style:style>
    <style:style style:name="P47" style:family="paragraph" style:parent-style-name="Text_20_body">
      <style:text-properties officeooo:rsid="003b4771" officeooo:paragraph-rsid="003b4771"/>
    </style:style>
    <style:style style:name="P48" style:family="paragraph" style:parent-style-name="Text_20_body">
      <style:text-properties officeooo:paragraph-rsid="003b4771"/>
    </style:style>
    <style:style style:name="P49" style:family="paragraph" style:parent-style-name="Text_20_body">
      <style:text-properties officeooo:rsid="003c14ef" officeooo:paragraph-rsid="003c14ef"/>
    </style:style>
    <style:style style:name="P50" style:family="paragraph" style:parent-style-name="Text_20_body">
      <style:text-properties officeooo:rsid="003d9d57" officeooo:paragraph-rsid="003b4771"/>
    </style:style>
    <style:style style:name="P51" style:family="paragraph" style:parent-style-name="Text_20_body">
      <style:text-properties officeooo:rsid="003d9d57" officeooo:paragraph-rsid="003c14ef"/>
    </style:style>
    <style:style style:name="P52" style:family="paragraph" style:parent-style-name="Text_20_body">
      <style:text-properties officeooo:rsid="003df729" officeooo:paragraph-rsid="003df729"/>
    </style:style>
    <style:style style:name="P53" style:family="paragraph" style:parent-style-name="Text_20_body">
      <style:paragraph-properties fo:margin-left="0cm" fo:margin-right="0cm" fo:text-indent="0cm" style:auto-text-indent="false"/>
      <style:text-properties fo:font-weight="normal" officeooo:rsid="0037ddea" officeooo:paragraph-rsid="0037dde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8e5e" style:font-weight-asian="normal" style:font-weight-complex="normal"/>
    </style:style>
    <style:style style:name="T3" style:family="text">
      <style:text-properties fo:font-weight="normal" officeooo:rsid="002092fe" style:font-weight-asian="normal" style:font-weight-complex="normal"/>
    </style:style>
    <style:style style:name="T4" style:family="text">
      <style:text-properties fo:font-weight="normal" officeooo:rsid="0021663f" style:font-weight-asian="normal" style:font-weight-complex="normal"/>
    </style:style>
    <style:style style:name="T5" style:family="text">
      <style:text-properties fo:font-weight="normal" officeooo:rsid="0022e577" style:font-weight-asian="normal" style:font-weight-complex="normal"/>
    </style:style>
    <style:style style:name="T6" style:family="text">
      <style:text-properties fo:font-weight="normal" officeooo:rsid="0024a87a" style:font-weight-asian="normal" style:font-weight-complex="normal"/>
    </style:style>
    <style:style style:name="T7" style:family="text">
      <style:text-properties fo:font-weight="normal" officeooo:rsid="0025a90d" style:font-weight-asian="normal" style:font-weight-complex="normal"/>
    </style:style>
    <style:style style:name="T8" style:family="text">
      <style:text-properties fo:font-weight="normal" officeooo:rsid="0025ae51" style:font-weight-asian="normal" style:font-weight-complex="normal"/>
    </style:style>
    <style:style style:name="T9" style:family="text">
      <style:text-properties fo:font-weight="normal" officeooo:rsid="0025d6e0" style:font-weight-asian="normal" style:font-weight-complex="normal"/>
    </style:style>
    <style:style style:name="T10" style:family="text">
      <style:text-properties fo:font-weight="normal" officeooo:rsid="0027a8ce" style:font-weight-asian="normal" style:font-weight-complex="normal"/>
    </style:style>
    <style:style style:name="T11" style:family="text">
      <style:text-properties fo:font-weight="normal" officeooo:rsid="002cfd69" style:font-weight-asian="normal" style:font-weight-complex="normal"/>
    </style:style>
    <style:style style:name="T12" style:family="text">
      <style:text-properties fo:font-weight="normal" officeooo:rsid="00305d04" style:font-weight-asian="normal" style:font-weight-complex="normal"/>
    </style:style>
    <style:style style:name="T13" style:family="text">
      <style:text-properties fo:font-weight="normal" officeooo:rsid="00323ca3" style:font-weight-asian="normal" style:font-weight-complex="normal"/>
    </style:style>
    <style:style style:name="T14" style:family="text">
      <style:text-properties fo:font-weight="normal" officeooo:rsid="002b5bdb" style:font-weight-asian="normal" style:font-weight-complex="normal"/>
    </style:style>
    <style:style style:name="T15" style:family="text">
      <style:text-properties fo:font-weight="normal" officeooo:rsid="0033048b" style:font-weight-asian="normal" style:font-weight-complex="normal"/>
    </style:style>
    <style:style style:name="T16" style:family="text">
      <style:text-properties fo:font-weight="bold" officeooo:rsid="0021663f" style:font-weight-asian="bold" style:font-weight-complex="bold"/>
    </style:style>
    <style:style style:name="T17" style:family="text">
      <style:text-properties fo:font-weight="bold" officeooo:rsid="0024a87a" style:font-weight-asian="bold" style:font-weight-complex="bold"/>
    </style:style>
    <style:style style:name="T18" style:family="text">
      <style:text-properties officeooo:rsid="0024a87a"/>
    </style:style>
    <style:style style:name="T19" style:family="text">
      <style:text-properties officeooo:rsid="0025d6e0"/>
    </style:style>
    <style:style style:name="T20" style:family="text">
      <style:text-properties officeooo:rsid="0027a8ce"/>
    </style:style>
    <style:style style:name="T21" style:family="text">
      <style:text-properties officeooo:rsid="0028ab62"/>
    </style:style>
    <style:style style:name="T22" style:family="text">
      <style:text-properties style:font-name="Liberation Sans" fo:font-size="16.1000003814697pt" fo:font-weight="bold" officeooo:rsid="002b5bdb" style:font-name-asian="Noto Sans CJK SC" style:font-size-asian="16.1000003814697pt" style:font-weight-asian="bold" style:font-name-complex="Lohit Devanagari" style:font-size-complex="16.1000003814697pt" style:font-weight-complex="bold"/>
    </style:style>
    <style:style style:name="T23" style:family="text">
      <style:text-properties style:font-name="Liberation Sans" fo:font-size="16.1000003814697pt" fo:font-weight="bold" officeooo:rsid="0037ddea" style:font-name-asian="Noto Sans CJK SC" style:font-size-asian="16.1000003814697pt" style:font-weight-asian="bold" style:font-name-complex="Lohit Devanagari" style:font-size-complex="16.1000003814697pt" style:font-weight-complex="bold"/>
    </style:style>
    <style:style style:name="T24" style:family="text">
      <style:text-properties style:font-name="Liberation Sans" fo:font-size="16.1000003814697pt" fo:font-weight="bold" officeooo:rsid="003b4771" style:font-name-asian="Noto Sans CJK SC" style:font-size-asian="16.1000003814697pt" style:font-weight-asian="bold" style:font-name-complex="Lohit Devanagari" style:font-size-complex="16.1000003814697pt" style:font-weight-complex="bold"/>
    </style:style>
    <style:style style:name="T25" style:family="text">
      <style:text-properties officeooo:rsid="002a1871"/>
    </style:style>
    <style:style style:name="T26" style:family="text">
      <style:text-properties officeooo:rsid="002b5bdb"/>
    </style:style>
    <style:style style:name="T27" style:family="text">
      <style:text-properties officeooo:rsid="002cfd69"/>
    </style:style>
    <style:style style:name="T28" style:family="text">
      <style:text-properties officeooo:rsid="002e7a95"/>
    </style:style>
    <style:style style:name="T29" style:family="text">
      <style:text-properties officeooo:rsid="00305d04"/>
    </style:style>
    <style:style style:name="T30" style:family="text">
      <style:text-properties officeooo:rsid="00323ca3"/>
    </style:style>
    <style:style style:name="T31" style:family="text">
      <style:text-properties officeooo:rsid="0033048b"/>
    </style:style>
    <style:style style:name="T32" style:family="text">
      <style:text-properties officeooo:rsid="0036a6aa"/>
    </style:style>
    <style:style style:name="T33" style:family="text">
      <style:text-properties officeooo:rsid="00376650"/>
    </style:style>
    <style:style style:name="T34" style:family="text">
      <style:text-properties officeooo:rsid="0037ddea"/>
    </style:style>
    <style:style style:name="T35" style:family="text">
      <style:text-properties officeooo:rsid="003ae714"/>
    </style:style>
    <style:style style:name="T36" style:family="text">
      <style:text-properties officeooo:rsid="003b4771"/>
    </style:style>
    <style:style style:name="T37" style:family="text">
      <style:text-properties officeooo:rsid="003c14ef"/>
    </style:style>
    <style:style style:name="T38" style:family="text">
      <style:text-properties officeooo:rsid="003d9d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iste des fonctionnalités <text:span text:style-name="T35">principales</text:span></text:h>
      <text:p text:style-name="P1"/>
      <text:h text:style-name="Heading_20_2" text:outline-level="2">Les utilisateurs</text:h>
      <text:p text:style-name="Text_20_body">Dans ce document, on considère que les utilisateurs sont des personnes ayant un compte. Chaque compte à un rôle qui lui est attribué, à savoir :</text:p>
      <text:p text:style-name="Text_20_body"><text:s text:c="2"/>- Employé : est le rôle donné de base à la création du compte</text:p>
      <text:p text:style-name="Text_20_body"><text:s text:c="2"/>- Manager : est le rôle donné uniquement par le global manager à un employé</text:p>
      <text:p text:style-name="Text_20_body"><text:span text:style-name="T1"><text:s text:c="2"/>- Global manager : Il n’en n’existe qu’un, c’est un compte administrateur. </text:span><text:span text:style-name="T2">Ce rôle est aussi reconnu comme manager.</text:span></text:p>
      <text:p text:style-name="P3"/>
      <text:h text:style-name="Heading_20_2" text:outline-level="2">Créer un compte employé</text:h>
      <text:p text:style-name="Text_20_body"><text:span text:style-name="T10">Une personne doit pouvoir </text:span><text:span text:style-name="T2">créer </text:span><text:span text:style-name="T8">un</text:span><text:span text:style-name="T4"> compte </text:span><text:span text:style-name="T8">utilisateur</text:span><text:span text:style-name="T4"> </text:span><text:span text:style-name="T2">à partir d’un « pseudonyme », d’un « e-mail » et d’un « mot de passe ».</text:span></text:p>
      <text:p text:style-name="Text_20_body"/>
      <text:p text:style-name="Text_20_body"><text:span text:style-name="T2">A</text:span><text:span text:style-name="T1">PI :</text:span></text:p>
      <text:p text:style-name="Text_20_body"><text:s text:c="2"/>- Doit vérifier que les informations entrés soient valide</text:p>
      <text:p text:style-name="Text_20_body"><text:s text:c="2"/>- Doit vérifier que le pseudonyme et l’e-mail ne sont pas déjà utilisé</text:p>
      <text:p text:style-name="Text_20_body"><text:s text:c="2"/>- Doit enregistrer le nouveau compte avec le rôle employé</text:p>
      <text:p text:style-name="Text_20_body"/>
      <text:p text:style-name="Text_20_body">Frontend</text:p>
      <text:p text:style-name="Text_20_body"><text:s text:c="2"/>- Doit afficher un lien vers la création de compte quand l’utilisateur n’est pas authentifié.</text:p>
      <text:p text:style-name="P5"/>
      <text:h text:style-name="Heading_20_2" text:outline-level="2">Promouvoir un employé en manager</text:h>
      <text:p text:style-name="Text_20_body"><text:span text:style-name="T1">Seul le « global manager » </text:span><text:span text:style-name="T3">peut promouvoir un employeur en manager. Les autres rôles n’ont pas d’accès à cette fonctionnalité.</text:span></text:p>
      <text:p text:style-name="Text_20_body"/>
      <text:p text:style-name="Text_20_body">API :</text:p>
      <text:p text:style-name="Text_20_body"><text:span text:style-name="T6"><text:s text:c="2"/>- Doit vérifier que l’utilisateur </text:span><text:span text:style-name="T10">ait</text:span><text:span text:style-name="T6"> un token valide</text:span></text:p>
      <text:p text:style-name="Text_20_body"><text:span text:style-name="T6"><text:s text:c="2"/>- Doit vérifier que l’utilisateur </text:span><text:span text:style-name="T10">ait</text:span><text:span text:style-name="T6"> le rôle « global manager »</text:span></text:p>
      <text:p text:style-name="Text_20_body"><text:s text:c="2"/>- Doit vérifier que l’utilisateur à rétrograder existe.</text:p>
      <text:p text:style-name="Text_20_body"/>
      <text:p text:style-name="P18">Frontend</text:p>
      <text:p text:style-name="Text_20_body"><text:s text:c="2"/>- Doit afficher cette fonctionnalité uniquement aux global manager</text:p>
      <text:p text:style-name="P6"/>
      <text:h text:style-name="Heading_20_2" text:outline-level="2">Rétrogradé au rôle d’employé un manager</text:h>
      <text:p text:style-name="Text_20_body">Seul le « global manager » peut rétrogradé un manager au rôle d’employé. Les autres rôles n’ont pas d’accès à cette fonctionnalité. <text:span text:style-name="T32">Lorsqu’un manager est rétrogradé il quittent alors toutes les teams dont il fait parti.</text:span></text:p>
      <text:p text:style-name="Text_20_body"/>
      <text:p text:style-name="Text_20_body">API :</text:p>
      <text:p text:style-name="Text_20_body"><text:soft-page-break/><text:span text:style-name="T6"><text:s text:c="2"/>- Doit vérifier que l’utilisateur </text:span><text:span text:style-name="T10">ait</text:span><text:span text:style-name="T6"> un token valide</text:span></text:p>
      <text:p text:style-name="Text_20_body"><text:s text:c="2"/>- Doit vérifier que l’utilisateur <text:span text:style-name="T20">ait</text:span> le rôle « global manager »</text:p>
      <text:p text:style-name="Text_20_body"><text:s text:c="2"/>- Doit vérifier que l’utilisateur à rétrograder existe.</text:p>
      <text:p text:style-name="P22"><text:s text:c="2"/>- <text:span text:style-name="T32">Doit retirer le manager de toutes les équipes dont il est membre.</text:span></text:p>
      <text:p text:style-name="Text_20_body"><text:s text:c="2"/>- <text:span text:style-name="T32">Doit changer le rôle du manager par « employé »</text:span></text:p>
      <text:p text:style-name="Text_20_body"/>
      <text:p text:style-name="Text_20_body">Frontend :</text:p>
      <text:p text:style-name="Text_20_body"><text:s text:c="2"/>- Doit afficher cette fonctionnalité uniquement aux global manager</text:p>
      <text:p text:style-name="P4"/>
      <text:h text:style-name="Heading_20_2" text:outline-level="2"><text:span text:style-name="T16">Les utilisateurs peuvent se « connecter » à leurs compte </text:span><text:span text:style-name="T17">pour récupérer un JWT</text:span></text:h>
      <text:p text:style-name="Text_20_body">Chaque utilisateurs peut se connecter à son grâce à son e-mail ou son pseudonyme avec le mot de passe correspondant. </text:p>
      <text:p text:style-name="Text_20_body"/>
      <text:p text:style-name="Text_20_body">API :</text:p>
      <text:p text:style-name="Text_20_body"><text:s text:c="2"/>- Doit récupérer l’utilisateur s’il existe et vérifié que le hash du mot de passe est le même, que celui de l’utilisateur récupérer.</text:p>
      <text:p text:style-name="Text_20_body"><text:span text:style-name="T6"><text:s text:c="2"/>- </text:span><text:span text:style-name="T7">Générer et Renvoyer un JWT à partir de l’email et le rôle de l’utilisateur.</text:span></text:p>
      <text:p text:style-name="Text_20_body"/>
      <text:p text:style-name="Text_20_body">Front :</text:p>
      <text:p text:style-name="Text_20_body"><text:s text:c="2"/>- Doit afficher un formulaire de login si l’utilisateur n’est pas authentifié (donc quand il n’a pas de token).</text:p>
      <text:p text:style-name="Text_20_body"><text:span text:style-name="T1"><text:s text:c="2"/>- </text:span><text:span text:style-name="T7">Envoyer la requête quand le formulaire est validé</text:span></text:p>
      <text:p text:style-name="Text_20_body"><text:s text:c="2"/>- Récupérer le token si l’utilisateur est authentifié, sinon afficher une erreur.</text:p>
      <text:p text:style-name="P4"/>
      <text:h text:style-name="Heading_20_2" text:outline-level="2">Les utilisateurs peuvent changer leurs informations de compte</text:h>
      <text:p text:style-name="Text_20_body">Chaque utilisateur peut vérifier et modifier les informations de son compte utilisateur en accédant à sa page de profil.</text:p>
      <text:p text:style-name="Text_20_body"/>
      <text:p text:style-name="Text_20_body">Les informations modifiable en même temps sont :</text:p>
      <text:p text:style-name="Text_20_body"><text:s text:c="2"/>- le pseudonyme</text:p>
      <text:p text:style-name="Text_20_body"><text:s text:c="2"/>- l’e-mail</text:p>
      <text:p text:style-name="Text_20_body"/>
      <text:p text:style-name="Text_20_body"><text:span text:style-name="T6">API :<text:line-break/> <text:s/>- Doit vérifier que l’utilisateur </text:span><text:span text:style-name="T10">ait</text:span><text:span text:style-name="T6"> un token valide</text:span></text:p>
      <text:p text:style-name="Text_20_body"><text:s text:c="2"/>- Doit vérifié que les informations de l’utilisateur à modifié soit celles de l’utilisateur courant.</text:p>
      <text:p text:style-name="Text_20_body"><text:s text:c="2"/>- <text:span text:style-name="T19">Doit vérifié la validité des données fourni par la requête. Le pseudonyme et l’e-mail doivent être unique. </text:span><text:span text:style-name="T20">L’e-mail reçu doit avoir la forme d’une e-mail, ...</text:span></text:p>
      <text:p text:style-name="Text_20_body"><text:s text:c="2"/>- <text:span text:style-name="T19">Doit procédé à la sauvegarde des nouvelles informations.</text:span></text:p>
      <text:p text:style-name="Text_20_body"/>
      <text:p text:style-name="Text_20_body">Front :</text:p>
      <text:p text:style-name="Text_20_body"><text:span text:style-name="T9"><text:s text:c="2"/>- Doit afficher le formulaire de modification sur la page de profil, uniquement si l’utilisateur est authentifié et </text:span><text:span text:style-name="T10">elle lui appartient</text:span><text:span text:style-name="T9">. </text:span></text:p>
      <text:p text:style-name="P7"><text:soft-page-break/></text:p>
      <text:h text:style-name="Heading_20_2" text:outline-level="2">Les utilisateur peuvent modifier leurs mot de passe</text:h>
      <text:p text:style-name="Text_20_body">Chaque utilisateur peut modifier sont mot de passe depuis sa page de profil.</text:p>
      <text:p text:style-name="Text_20_body"/>
      <text:p text:style-name="Text_20_body">Pour modifier le mot de passe, il faut fournir :</text:p>
      <text:p text:style-name="Text_20_body"><text:s text:c="2"/>- le mot de passe actuel</text:p>
      <text:p text:style-name="Text_20_body"><text:s text:c="2"/>- le nouveau mot de passe</text:p>
      <text:p text:style-name="Text_20_body"/>
      <text:p text:style-name="Text_20_body">API :</text:p>
      <text:p text:style-name="Text_20_body"><text:span text:style-name="T6"><text:s text:c="2"/>- Doit vérifier que l’utilisateur </text:span><text:span text:style-name="T10">ait</text:span><text:span text:style-name="T6"> un token valide</text:span></text:p>
      <text:p text:style-name="Text_20_body"><text:span text:style-name="T5"><text:s text:c="2"/>- </text:span><text:span text:style-name="T6">Doit vérifié que le mot de passe à modifié soit celui de </text:span><text:span text:style-name="T5">l’utilisateur courant</text:span></text:p>
      <text:p text:style-name="Text_20_body"/>
      <text:p text:style-name="Text_20_body">Frontend :</text:p>
      <text:p text:style-name="Text_20_body"><text:s text:c="2"/>- Avant d’appeler l’API, le Frontend doit vérif<text:span text:style-name="T18">ié que l’utilisateur tape deux fois le même nouveau mot de passe. Pour s’assurer que l’utilisateur se souviendra de son mot de passe et donc éviter qu’il </text:span><text:span text:style-name="T20">utilise directement le lien associé à la fonctionnalité « mot de passe oublié »</text:span></text:p>
      <text:p text:style-name="P4"/>
      <text:h text:style-name="P30" text:outline-level="2">Le Global Manager ou l’utilisateur courant peuvent supprimer un compte utilisateur</text:h>
      <text:p text:style-name="P14">Le Global Manager peut supprimer le compte de n’importe quel utilisateur depuis sa page de profil ou depuis le dashboard du global manager qui liste tous les employés.</text:p>
      <text:p text:style-name="Text_20_body">Chaque utilisateur peut supprimer son propre compte depuis sa page de profil.</text:p>
      <text:p text:style-name="Text_20_body"/>
      <text:p text:style-name="P13">API :</text:p>
      <text:p text:style-name="P13"><text:s text:c="2"/>- Doit vérifier que l’utilisateur <text:span text:style-name="T1">ait</text:span> un token valide</text:p>
      <text:p text:style-name="P13"><text:s text:c="2"/>- <text:span text:style-name="T21">Doit vérifier que l’utilisateur ait le rôle « global manager » ou alors que le compte soit celui de l’utilisateur courant.</text:span></text:p>
      <text:p text:style-name="P13"><text:s text:c="2"/>- <text:span text:style-name="T21">Doit supprimer le compte, et les temps de travail associés.</text:span></text:p>
      <text:p text:style-name="P13"/>
      <text:p text:style-name="P14">Front :</text:p>
      <text:p text:style-name="P13"><text:s text:c="2"/>- <text:span text:style-name="T21">Doit </text:span><text:span text:style-name="T25">afficher un moyen </text:span><text:span text:style-name="T21">de supp</text:span><text:span text:style-name="T25">rimer un</text:span><text:span text:style-name="T21"> compte dans la page utilisateur, à l’utilisateur courant ou le global manager uniquement.</text:span></text:p>
      <text:p text:style-name="P15"><text:s text:c="2"/>- <text:span text:style-name="T21">Doit </text:span><text:span text:style-name="T25">permettre de supprimer les utilisateurs depuis le dashboard du global manager.</text:span></text:p>
      <text:p text:style-name="P15"/>
      <text:h text:style-name="P33" text:outline-level="2">Les utilisateurs peuvent déclarer leurs temps de travail</text:h>
      <text:p text:style-name="P42">Les utilisateurs peuvent déclarer leurs temps de travail en fournissant une date et une heure de début et de fin.</text:p>
      <text:p text:style-name="P15"/>
      <text:p text:style-name="P42">API :</text:p>
      <text:p text:style-name="P42"><text:s text:c="2"/>- Doit vérifier que l’utilisateur ait un token valide</text:p>
      <text:p text:style-name="P15"><text:span text:style-name="T25"><text:s text:c="2"/>- Doit vérifier que l’utilisateur pour qui cré</text:span><text:span text:style-name="T26">e</text:span><text:span text:style-name="T25"> le temps de travail est l’utilisateur courant.</text:span></text:p>
      <text:p text:style-name="P15"><text:s text:c="2"/>- <text:span text:style-name="T25">Doit vérifier que la date et l’heure de début soit antérieur à la date et l’heure de fin.</text:span></text:p>
      <text:p text:style-name="P15"><text:soft-page-break/><text:s text:c="2"/>- <text:span text:style-name="T25">Doit persister le temps de travail</text:span></text:p>
      <text:p text:style-name="P15"/>
      <text:p text:style-name="P42">Front :</text:p>
      <text:p text:style-name="P15"><text:s text:c="2"/>- <text:span text:style-name="T25">Doit implémenter un formulaire parementant l’ajout de temps de travail.</text:span></text:p>
      <text:p text:style-name="P17"><text:s text:c="2"/>- <text:span text:style-name="T26">Pour plus de simplicité au chargement du formulaire, on remplira la date avec celle du jour.</text:span></text:p>
      <text:p text:style-name="P15"/>
      <text:h text:style-name="P34" text:outline-level="2"><text:span text:style-name="T25">Les utilisateurs peuvent </text:span><text:span text:style-name="T22">modifier</text:span><text:span text:style-name="T25"> leurs temps de travail </text:span><text:span text:style-name="T26">déclarer</text:span></text:h>
      <text:p text:style-name="P17"><text:span text:style-name="T25">Les utilisateurs peuvent </text:span><text:span text:style-name="T26">modifier</text:span><text:span text:style-name="T25"> leurs temps de travail </text:span><text:span text:style-name="T26">déclarer</text:span><text:span text:style-name="T25"> en fournissant u</text:span><text:span text:style-name="T26">ne nouvelle</text:span><text:span text:style-name="T25"> date et </text:span><text:span text:style-name="T26">une nouvelle</text:span><text:span text:style-name="T25"> heure de début et de fin.</text:span></text:p>
      <text:p text:style-name="P17"/>
      <text:p text:style-name="P43">API :</text:p>
      <text:p text:style-name="P43"><text:s text:c="2"/>- Doit vérifier que l’utilisateur ait un token valide</text:p>
      <text:p text:style-name="P17"><text:span text:style-name="T25"><text:s text:c="2"/>- Doit vérifier que l’utilisateur pour qui </text:span><text:span text:style-name="T26">modifie</text:span><text:span text:style-name="T25"> le temps de travail est l’utilisateur courant.</text:span></text:p>
      <text:p text:style-name="P17"><text:s text:c="2"/>- <text:span text:style-name="T25">Doit vérifier que la date et l’heure de début soit antérieur à la date et l’heure de fin.</text:span></text:p>
      <text:p text:style-name="P17"><text:s text:c="2"/>- <text:span text:style-name="T25">Doit persister le temps de travail </text:span><text:span text:style-name="T26">modifié.</text:span></text:p>
      <text:p text:style-name="P17"/>
      <text:p text:style-name="P43">Front :</text:p>
      <text:p text:style-name="P17"><text:s text:c="2"/>- <text:span text:style-name="T25">Doit implémenter un formulaire parementant l’ajout de temps de travail.</text:span></text:p>
      <text:p text:style-name="P17"><text:s text:c="2"/>- <text:span text:style-name="T26">Pour plus de simplicité au chargement du formulaire, on remplira la date avec celle du jour.</text:span></text:p>
      <text:p text:style-name="P15"/>
      <text:h text:style-name="P33" text:outline-level="2">Les utilisateurs peuvent utiliser l’horloge pour déclarer automatiquement leurs temps de travail</text:h>
      <text:p text:style-name="P42">Les utilisateurs doivent pouvoir utiliser un bouton activable et désactivable pour déclarer leurs temps de travail automatiquement sans entré de dates et d’heures.</text:p>
      <text:p text:style-name="P15"/>
      <text:p text:style-name="P42">API :</text:p>
      <text:p text:style-name="P42"><text:s text:c="2"/>- Doit vérifier que l’utilisateur ait un token valide</text:p>
      <text:p text:style-name="P42"><text:s text:c="2"/>- Doit vérifier que l’utilisateur pour qui active ou désactive l’horloge est l’utilisateur courant.</text:p>
      <text:p text:style-name="P15"><text:s text:c="2"/>- <text:span text:style-name="T25">Doit persister la date et l’heure de l’activation si l’horloge est activer, sinon doit persister un nouveau temps de travail avec </text:span><text:span text:style-name="T26">comme </text:span><text:span text:style-name="T25">début, l</text:span><text:span text:style-name="T26">a date et l’heure de l’activation, et comme fin, la date et l’heure de la désactivation. La date et l’heure est récupérer par le serveur.</text:span></text:p>
      <text:p text:style-name="P15"/>
      <text:p text:style-name="P16">Front :</text:p>
      <text:p text:style-name="P16"><text:s text:c="2"/>- Doit implémenter un bouton activable et désactivable pour permettre d’activer ou désactiver l’horloge. Dans le cas où l’API ne répond pas ou renvoi une erreur, l’état du bouton reste le même.</text:p>
      <text:p text:style-name="P16"/>
      <text:h text:style-name="P35" text:outline-level="2">Les utilisateurs peuvent voir leur dashboard <text:span text:style-name="T27">(Front)</text:span></text:h>
      <text:p text:style-name="P16">Les utilisateurs peuvent voir leur dashboard. Le dashboard de chaque utilisateur permet de :<text:line-break/> <text:s/>- Voir son temps de travail sur le jour, la semaine, ou sur une période de temps donné.</text:p>
      <text:p text:style-name="P16"><text:s text:c="2"/>- <text:span text:style-name="T27">Voir un tableau de leurs temps de travail déclarés qui permet aussi de les modifier et les supprimer.</text:span></text:p>
      <text:p text:style-name="P16"><text:soft-page-break/><text:s text:c="2"/>- <text:span text:style-name="T27">Voir un bouton activable ou désactivable pour déclarer automatiquement les temps de travail.</text:span></text:p>
      <text:p text:style-name="P16"/>
      <text:p text:style-name="P8"/>
      <text:p text:style-name="P8">Les managers et le global manager ont des sections supplémentaires dans le dashboard <text:span text:style-name="T28">qui leurs permettent de </text:span><text:span text:style-name="T31">v</text:span><text:span text:style-name="T29">oir un tableau pour gérer les équipes </text:span><text:span text:style-name="T31">(</text:span><text:span text:style-name="T32">ajouter, </text:span><text:span text:style-name="T29">modifier, supprimer</text:span><text:span text:style-name="T31">)</text:span><text:span text:style-name="T29">. </text:span><text:span text:style-name="T30">En cliquant sur une équipe, </text:span><text:span text:style-name="T31">on accède aussi à la gestion de l’équipe où</text:span><text:span text:style-name="T30"> les managers et le global manager peuvent :</text:span></text:p>
      <text:p text:style-name="P12"><text:span text:style-name="T11"><text:s text:c="2"/>- </text:span><text:span text:style-name="T12">Voir un tableau avec les </text:span><text:span text:style-name="T13">membres</text:span><text:span text:style-name="T12"> d’une équipes. </text:span><text:span text:style-name="T15">Ce q</text:span><text:span text:style-name="T12">ui </text:span><text:span text:style-name="T15">leur</text:span><text:span text:style-name="T12"> permet d’ajouter ou </text:span><text:span text:style-name="T15">de </text:span><text:span text:style-name="T12">supprimer </text:span><text:span text:style-name="T15">des employés</text:span><text:span text:style-name="T12"> de l’équipe, </text:span><text:span text:style-name="T15">ou simple d’ouvrir le dashboard d’un utilisateur.</text:span></text:p>
      <text:p text:style-name="P12"><text:span text:style-name="T12"><text:s text:c="2"/>- Un graphique pour voir le </text:span><text:span text:style-name="T14">temps de travail </text:span><text:span text:style-name="T12">moyen</text:span><text:span text:style-name="T14"> sur le jour, la semaine, ou sur une période de temps donné </text:span><text:span text:style-name="T13">de tous les employés de l’équipe</text:span><text:span text:style-name="T14">.</text:span></text:p>
      <text:p text:style-name="P28"/>
      <text:p text:style-name="P9"><text:span text:style-name="T14">L</text:span><text:span text:style-name="T13">e global manager à une section bien à lui, qui lui permet de </text:span><text:span text:style-name="T15">v</text:span><text:span text:style-name="T13">oir un tableau avec tous les employés. Comme le tableau des membre d’une équipe, il permet de les ajouter ou les supprimer d’une équipe, de voir leur dashboard. Seul</text:span><text:span text:style-name="T15">s changement,</text:span><text:span text:style-name="T13"> les fonctionnalités de promotions ou de </text:span><text:span text:style-name="T15">rétrogradation sont disponible. </text:span></text:p>
      <text:p text:style-name="P8"/>
      <text:h text:style-name="P36" text:outline-level="2">Les managers peuvent créer une équipes</text:h>
      <text:p text:style-name="P19">Les managers peuvent créer plusieurs équipes. Dès qu’il créer une équipe, il en sont automatiquement membre.</text:p>
      <text:p text:style-name="P19"/>
      <text:p text:style-name="P19">Les champs modifiables sont :</text:p>
      <text:p text:style-name="P19">- le nom</text:p>
      <text:p text:style-name="P19">- la description</text:p>
      <text:p text:style-name="P19"/>
      <text:p text:style-name="P19">API :</text:p>
      <text:p text:style-name="P19">- <text:span text:style-name="T25">Doit vérifier que l’utilisateur ait un token valide</text:span></text:p>
      <text:p text:style-name="P19">- Doit vérifier que l’utilisateur ait le rôle manager ou global managers</text:p>
      <text:p text:style-name="P23"><text:span text:style-name="T32">- </text:span><text:span text:style-name="T33">Doit vérifier les informations donné en requête</text:span></text:p>
      <text:p text:style-name="P20">- <text:span text:style-name="T33">Doit persister l’équipe créer</text:span></text:p>
      <text:p text:style-name="P19">- Doit ajouter le manager en tant que membre.</text:p>
      <text:p text:style-name="P19"/>
      <text:p text:style-name="P19">Front :</text:p>
      <text:p text:style-name="P19">- Doit implémenter le formulaire de création d’un<text:span text:style-name="T33">e</text:span> équipe.</text:p>
      <text:p text:style-name="P19">- Doit rediriger sur la page d’administration de l’équipe</text:p>
      <text:p text:style-name="P2"/>
      <text:h text:style-name="P36" text:outline-level="2">Les managers peuvent modifier une équipes</text:h>
      <text:p text:style-name="P19">Les managers peuvent modifier une équipe.</text:p>
      <text:p text:style-name="P22"/>
      <text:p text:style-name="P19">Les champs modifiable sont :</text:p>
      <text:p text:style-name="P19">- le nom</text:p>
      <text:p text:style-name="P19">- la description</text:p>
      <text:p text:style-name="P19"/>
      <text:p text:style-name="P19">API :</text:p>
      <text:p text:style-name="P19">- <text:span text:style-name="T25">Doit vérifier que l’utilisateur ait un token valide</text:span></text:p>
      <text:p text:style-name="P19">- Doit vérifier que l’utilisateur ait le rôle manager ou global managers</text:p>
      <text:p text:style-name="P19"><text:soft-page-break/>- Doit vérifier que l’utilisateur soit membre de l’<text:span text:style-name="T33">équipe</text:span> qu’il souhaite mo<text:span text:style-name="T33">difier.</text:span></text:p>
      <text:p text:style-name="P22"><text:span text:style-name="T32">- </text:span><text:span text:style-name="T33">Doit vérifier les informations donné en requête</text:span></text:p>
      <text:p text:style-name="P22">- <text:span text:style-name="T33">Doit persister l’équipe modifié</text:span></text:p>
      <text:p text:style-name="P19"/>
      <text:p text:style-name="P19">Front :</text:p>
      <text:p text:style-name="P22"><text:span text:style-name="T32">- Doit implémenter le formulaire de </text:span><text:span text:style-name="T33">modification</text:span><text:span text:style-name="T32"> d’un</text:span><text:span text:style-name="T33">e</text:span><text:span text:style-name="T32"> équipe.</text:span></text:p>
      <text:p text:style-name="P19">- Doit rediriger sur la page d’administration de l’équipe</text:p>
      <text:p text:style-name="P11"/>
      <text:h text:style-name="P37" text:outline-level="2"><text:span text:style-name="T23">Les managers peuvent </text:span><text:span text:style-name="T33">ajouter des employés à une équipes</text:span></text:h>
      <text:p text:style-name="P24">Les managers peuvent ajouter des employés à leurs équipes par leur nom ou leur adresse. Si un employé est déjà dans une équipe alors il n’est pas éligible.</text:p>
      <text:p text:style-name="P24"/>
      <text:p text:style-name="P24">API :</text:p>
      <text:p text:style-name="P20">- <text:span text:style-name="T25">Doit vérifier que l’utilisateur ait un token valide</text:span></text:p>
      <text:p text:style-name="P20">- Doit vérifier que l’utilisateur ait le rôle « <text:span text:style-name="T33">manager »</text:span> ou « global manager »</text:p>
      <text:p text:style-name="P20">- <text:span text:style-name="T33">Doit vérifier que l’utilisateur à ajouter </text:span><text:span text:style-name="T34">existe et </text:span><text:span text:style-name="T33">ait le rôle « employé »</text:span></text:p>
      <text:p text:style-name="P20">- <text:span text:style-name="T33">Doit vérifier que l’utilisateur n’est pas déjà dans une autre équipe</text:span></text:p>
      <text:p text:style-name="P20">- <text:span text:style-name="T33">Doit ajouter l’utilisateur dans l’équipe.</text:span></text:p>
      <text:p text:style-name="P20"/>
      <text:p text:style-name="P24">Front :</text:p>
      <text:p text:style-name="P24">- Doit implémenter un moyen d’ajouter un utilisateur dans une team.</text:p>
      <text:p text:style-name="P24">- Proposition : Implémenter une barre de recherche d’utilisateur par pseudonyme ou e-mail.</text:p>
      <text:p text:style-name="P24"/>
      <text:h text:style-name="P37" text:outline-level="2"><text:span text:style-name="T23">Les managers peuvent </text:span><text:span text:style-name="T33">supprimer des employés d’une équipe</text:span></text:h>
      <text:p text:style-name="P24">Les managers peuvent supprimer d<text:span text:style-name="T34">es employés de leurs équipes.</text:span></text:p>
      <text:p text:style-name="P24"/>
      <text:p text:style-name="P26">API :</text:p>
      <text:p text:style-name="P21">- <text:span text:style-name="T25">Doit vérifier que l’utilisateur ait un token valide</text:span></text:p>
      <text:p text:style-name="P21">- Doit vérifier que l’utilisateur ait le rôle « <text:span text:style-name="T33">manager »</text:span> ou « global manager »</text:p>
      <text:p text:style-name="P21">- <text:span text:style-name="T33">Doit vérifier que l’utilisateur à </text:span><text:span text:style-name="T34">supprimer existe et</text:span><text:span text:style-name="T33"> ait le rôle « employé »</text:span></text:p>
      <text:p text:style-name="P21">- <text:span text:style-name="T34">Doit supprimer l’utilisateur de l’équipe</text:span></text:p>
      <text:p text:style-name="P21"/>
      <text:p text:style-name="P26">Front : </text:p>
      <text:p text:style-name="P53">- Doit implémenter un moyen de supprimer un membre d’une équipe.</text:p>
      <text:p text:style-name="P11"/>
      <text:h text:style-name="P38" text:outline-level="2">Un global manager peut supprimer des employés ou des managers d’une équipe</text:h>
      <text:p text:style-name="P27"/>
      <text:p text:style-name="P27"><text:span text:style-name="T33">Le </text:span><text:span text:style-name="T34">global </text:span><text:span text:style-name="T33">manager peut supprimer d</text:span><text:span text:style-name="T34">es managers de leurs équipes.</text:span></text:p>
      <text:p text:style-name="P25"/>
      <text:p text:style-name="P26">API :</text:p>
      <text:p text:style-name="P21">- <text:span text:style-name="T25">Doit vérifier que l’utilisateur ait un token valide</text:span></text:p>
      <text:p text:style-name="P21"><text:soft-page-break/>- Doit vérifier que l’utilisateur ait le rôle « global manager »</text:p>
      <text:p text:style-name="P21">- <text:span text:style-name="T33">Doit vérifier que l’utilisateur à </text:span><text:span text:style-name="T34">supprimer existe et</text:span><text:span text:style-name="T33"> ait le rôle « employé » </text:span><text:span text:style-name="T34">ou « manager »</text:span></text:p>
      <text:p text:style-name="P21">- <text:span text:style-name="T34">Doit supprimer l’utilisateur de l’équipe</text:span></text:p>
      <text:p text:style-name="P21"/>
      <text:p text:style-name="P26">Front : </text:p>
      <text:p text:style-name="P53">- Doit implémenter un moyen de supprimer un membre d’une équipe.</text:p>
      <text:p text:style-name="P10"/>
      <text:p text:style-name="P1"/>
      <text:h text:style-name="P29" text:outline-level="1">Liste des fonctionnalités secondaires</text:h>
      <text:p text:style-name="P1"/>
      <text:h text:style-name="P40" text:outline-level="2"><text:span text:style-name="T24">Limiter</text:span><text:span text:style-name="T36"> la création de compte aux managers ou au global manager</text:span></text:h>
      <text:p text:style-name="P48"><text:span text:style-name="T36">Actuellement accessible à n’importe qui nous prévoyons dans le futur de limiter cette fonctionnalité aux managers ou au global manager en sécurisant la route et en mettant en place un système d’activation de compte.</text:span></text:p>
      <text:p text:style-name="P48"/>
      <text:p text:style-name="P48"><text:span text:style-name="T36">La création d’un compte par un manager ou un global manager nécessite seulement une adresse e-mail. </text:span><text:span text:style-name="T37">Le rôle attribué de base est le rôle « employé », cependant le global manager peut prédéfinir le rôle du futur utilisateur. </text:span><text:span text:style-name="T36"><text:line-break/><text:line-break/>Une fois la création du compte validé, un code sera généré et envoyé à une personne via un e-mail, en lui demandant d’activer son compte avec l’aide du code.</text:span></text:p>
      <text:p text:style-name="P48"/>
      <text:h text:style-name="P39" text:outline-level="2">Activation d’un compte utilisateur</text:h>
      <text:p text:style-name="P47">Lors de l’activation d’un compte, l’utilisateur <text:span text:style-name="T37">doit complété son profil avec un pseudonyme et un mot de passe. Un fois fait, l’utilisateur pourra désormais se connecter.</text:span></text:p>
      <text:p text:style-name="P50"/>
      <text:h text:style-name="P31" text:outline-level="2">Gestion de rôles et de permissions</text:h>
      <text:p text:style-name="P49"><text:span text:style-name="T38">L</text:span>a gestion de<text:span text:style-name="T38">s</text:span> rôles et de<text:span text:style-name="T38">s</text:span> permissions <text:span text:style-name="T38">sont actuellement statique. Ici nous envisageons de permettre aux entreprises de créer elles mêmes leurs propres hiérarchie avec les nom de rôles souhaiter, ainsi que les permissions.</text:span></text:p>
      <text:p text:style-name="P51"/>
      <text:h text:style-name="P32" text:outline-level="2">API Key</text:h>
      <text:p text:style-name="P52">Nous envisageons aussi dans le futur d’ajouter une gestion d’accès à l’API via une API Key qui permettrait aux organisation de développé leur propre code fonctionnalité par dessus les nôtr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3T09:33:23.877200235</meta:creation-date>
    <dc:date>2021-11-03T16:19:56.434568118</dc:date>
    <meta:editing-duration>PT36M58S</meta:editing-duration>
    <meta:editing-cycles>8</meta:editing-cycles>
    <meta:generator>LibreOffice/6.4.7.2$Linux_X86_64 LibreOffice_project/40$Build-2</meta:generator>
    <meta:document-statistic meta:table-count="0" meta:image-count="0" meta:object-count="0" meta:page-count="8" meta:paragraph-count="175" meta:word-count="2113" meta:character-count="12563" meta:non-whitespace-character-count="10498"/>
  </office:meta>
</office:document-meta>
</file>